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80000000800482B8425106B401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351cm" table:align="margins" style:writing-mode="lr-tb"/>
    </style:style>
    <style:style style:name="Tabla1.A" style:family="table-column">
      <style:table-column-properties style:column-width="16.351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text-properties style:font-name="Arial" fo:language="ca" fo:country="ES" officeooo:paragraph-rsid="0026f9d2"/>
    </style:style>
    <style:style style:name="P4" style:family="paragraph" style:parent-style-name="Standard">
      <style:text-properties style:font-name="Arial1" fo:font-size="11pt" fo:language="ca" fo:country="ES" fo:font-weight="normal" officeooo:rsid="001fe75d" style:font-size-asian="11pt" style:font-weight-asian="normal" style:font-size-complex="11pt" style:font-weight-complex="normal"/>
    </style:style>
    <style:style style:name="P5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6" style:family="paragraph" style:parent-style-name="Footnote">
      <style:paragraph-properties fo:line-height="100%" style:snap-to-layout-grid="false"/>
    </style:style>
    <style:style style:name="P7" style:family="paragraph" style:parent-style-name="Footnote">
      <style:text-properties fo:font-size="5pt" style:font-size-asian="5pt"/>
    </style:style>
    <style:style style:name="P8" style:family="paragraph" style:parent-style-name="Text_20_body">
      <style:text-properties style:font-name="Arial1" fo:font-size="11pt" fo:language="ca" fo:country="ES" fo:font-weight="normal" officeooo:rsid="001fe75d" officeooo:paragraph-rsid="001fe75d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Arial1" fo:font-size="11pt" fo:language="ca" fo:country="ES" fo:font-weight="normal" officeooo:rsid="00343c7c" officeooo:paragraph-rsid="00343c7c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Arial1" fo:font-size="11pt" fo:language="ca" fo:country="ES" fo:font-weight="normal" officeooo:rsid="0035e8ab" officeooo:paragraph-rsid="0035e8ab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Arial1" fo:font-size="11pt" fo:language="ca" fo:country="ES" fo:font-weight="normal" officeooo:rsid="003aa29d" officeooo:paragraph-rsid="003aa29d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1" fo:font-size="11pt" fo:language="ca" fo:country="ES" fo:font-weight="bold" officeooo:rsid="001fe75d" officeooo:paragraph-rsid="00343c7c" style:font-size-asian="11pt" style:font-weight-asian="bold" style:font-size-complex="11pt" style:font-weight-complex="bold"/>
    </style:style>
    <style:style style:name="P13" style:family="paragraph" style:parent-style-name="Text_20_body">
      <style:text-properties style:font-name="Arial1" fo:font-size="11pt" fo:language="ca" fo:country="ES" fo:font-weight="bold" officeooo:rsid="001fe75d" officeooo:paragraph-rsid="0046d321" style:font-size-asian="11pt" style:font-weight-asian="bold" style:font-size-complex="11pt" style:font-weight-complex="bold"/>
    </style:style>
    <style:style style:name="P14" style:family="paragraph" style:parent-style-name="Text_20_body">
      <style:paragraph-properties>
        <style:tab-stops>
          <style:tab-stop style:position="31.38cm"/>
        </style:tab-stops>
      </style:paragraph-properties>
      <style:text-properties style:font-name="Arial1" fo:font-size="11pt" fo:language="ca" fo:country="ES" fo:font-weight="bold" officeooo:rsid="003aa29d" officeooo:paragraph-rsid="003aa29d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color="#0000ff" officeooo:rsid="00485632" officeooo:paragraph-rsid="00485632"/>
    </style:style>
    <style:style style:name="P16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343c7c" style:font-size-asian="14pt" style:font-name-complex="Arial" style:font-size-complex="14pt"/>
    </style:style>
    <style:style style:name="P17" style:family="paragraph" style:parent-style-name="Text_20_body" style:list-style-name="L1">
      <style:text-properties style:font-name="Arial1" fo:font-size="11pt" fo:language="ca" fo:country="ES" fo:font-weight="normal" officeooo:rsid="00343c7c" officeooo:paragraph-rsid="00343c7c" style:font-size-asian="11pt" style:font-weight-asian="normal" style:font-size-complex="11pt" style:font-weight-complex="normal"/>
    </style:style>
    <style:style style:name="P18" style:family="paragraph" style:parent-style-name="Text_20_body" style:list-style-name="L2">
      <style:text-properties style:font-name="Arial1" fo:font-size="11pt" fo:language="ca" fo:country="ES" fo:font-weight="normal" officeooo:rsid="0035e8ab" officeooo:paragraph-rsid="0035e8ab" style:font-size-asian="11pt" style:font-weight-asian="normal" style:font-size-complex="11pt" style:font-weight-complex="normal"/>
    </style:style>
    <style:style style:name="T1" style:family="text">
      <style:text-properties officeooo:rsid="002e939b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f8110" style:font-weight-asian="normal" style:font-weight-complex="normal"/>
    </style:style>
    <style:style style:name="T6" style:family="text">
      <style:text-properties fo:font-weight="normal" officeooo:rsid="00343c7c" style:font-weight-asian="normal" style:font-weight-complex="normal"/>
    </style:style>
    <style:style style:name="T7" style:family="text">
      <style:text-properties fo:font-weight="normal" officeooo:rsid="0037c9a8" style:font-weight-asian="normal" style:font-weight-complex="normal"/>
    </style:style>
    <style:style style:name="T8" style:family="text">
      <style:text-properties fo:font-weight="normal" officeooo:rsid="0046d321" style:font-weight-asian="normal" style:font-weight-complex="normal"/>
    </style:style>
    <style:style style:name="T9" style:family="text">
      <style:text-properties officeooo:rsid="00343c7c"/>
    </style:style>
    <style:style style:name="T10" style:family="text">
      <style:text-properties officeooo:rsid="0036bf8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3aa29d"/>
    </style:style>
    <style:style style:name="T13" style:family="text">
      <style:text-properties officeooo:rsid="003d8d83"/>
    </style:style>
    <style:style style:name="T14" style:family="text">
      <style:text-properties officeooo:rsid="003f3856"/>
    </style:style>
    <style:style style:name="T15" style:family="text">
      <style:text-properties officeooo:rsid="004615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àctica <text:span text:style-name="T15">3</text:span>: <text:span text:style-name="T15">Subrutines i llistes. <text:s/>Paràmetres per referència.</text:span></text:p>
      <text:p text:style-name="P3"><text:span text:style-name="T4">L’objectiu d’aquesta pràctica és </text:span><text:span text:style-name="T6">reforçar els conceptes </text:span><text:span text:style-name="T7">de </text:span><text:span text:style-name="T8">llistes treballats anteriorment i, molt especialment</text:span><text:span text:style-name="T6">, </text:span><text:span text:style-name="T8">amb el pas de paràmetres per referència</text:span><text:span text:style-name="T5">.</text:span></text:p>
      <text:p text:style-name="P4"/>
      <text:p text:style-name="P4"/>
      <text:p text:style-name="P8"/>
      <text:p text:style-name="P11">Els programes següents han de <text:span text:style-name="T11">codificar-se amb Python.</text:span></text:p>
      <text:p text:style-name="P8"/>
      <text:p text:style-name="P12">Exercici: <text:span text:style-name="T9">Manipulació de Llistes</text:span></text:p>
      <text:p text:style-name="P9">Desenvolupa un programa que ofereixi a l'usuari la possibilitat de gestionar les notes finals d'alumnes a partir d'una sèrie de <text:span text:style-name="T10">comandaments</text:span>.</text:p>
      <text:p text:style-name="P9">L'enunciat fa referència a diferents exercicis de<text:span text:style-name="T14">l moodle</text:span> sobre <text:span text:style-name="T12">llistes</text:span>.</text:p>
      <text:p text:style-name="P9"><text:span text:style-name="T10">Els comandaments</text:span> són:</text:p>
      <text:list xml:id="list8936256400945271035" text:style-name="L1">
        <text:list-item>
          <text:p text:style-name="P17">m<text:tab/>Mostra les notes separades per coma segons l'exercici de <text:span text:style-name="T14">llistes</text:span>. <text:s/>En cas que es cridi aquest comanda<text:span text:style-name="T10">ment</text:span> al començament, o després d'haver buidat l'array, mostrarà el missatge: "cap nota".</text:p>
        </text:list-item>
        <text:list-item>
          <text:p text:style-name="P17">c «p» «n»<text:tab/>Canvia la nota de la posició p per n.</text:p>
        </text:list-item>
        <text:list-item>
          <text:p text:style-name="P17">a<text:tab/>Afegeix una nova nota al final de <text:span text:style-name="T14">a llista</text:span>.</text:p>
        </text:list-item>
        <text:list-item>
          <text:p text:style-name="P17">b<text:tab/>Buida les notes de <text:span text:style-name="T14">la llista</text:span>.</text:p>
        </text:list-item>
        <text:list-item>
          <text:p text:style-name="P17">t<text:tab/>Aprova a tothom segons l'exercici de <text:span text:style-name="T12">llistes</text:span>.</text:p>
        </text:list-item>
        <text:list-item>
          <text:p text:style-name="P17">d «n»<text:tab/>Cerca la nota n i retorna la informació trobada segons l'exercici de <text:span text:style-name="T12">llistes</text:span>.</text:p>
        </text:list-item>
        <text:list-item>
          <text:p text:style-name="P17">?<text:tab/>Mostra una ajuda amb un resum de les comandes disponibles.</text:p>
        </text:list-item>
        <text:list-item>
          <text:p text:style-name="P17">x<text:tab/>Finalitza l'execució</text:p>
        </text:list-item>
      </text:list>
      <text:p text:style-name="P9">L'aplicació oferirà el prompt [notes]: i a continuació esperarà l'entrada de l'usuari.</text:p>
      <text:p text:style-name="P9">En cas que la interpretació de l'entrada de l'usuari et doni problemes, pots començar amb la simplificació que l'usuari indiqui quin comanda<text:span text:style-name="T10">ment</text:span> vol fer, per exemple i (inserir una nova nota) i a continuació, li demanem a quina posició la vol i quin valor hi vol posar.</text:p>
      <text:p text:style-name="P14">Atenció, cada opció ha de implementar-se amb una subroutina. <text:s/><text:span text:style-name="T13">No està permés codificá cap funció amb mes de 10 línies (inclós progreama principal)</text:span></text:p>
      <text:p text:style-name="P9"/>
      <text:p text:style-name="P9"/>
      <text:p text:style-name="P13">Exercici <text:span text:style-name="T9">(opcional)</text:span>: <text:span text:style-name="T9">Ampliació de la manipulació de llistes </text:span></text:p>
      <text:p text:style-name="P10">Amplia l'exercici anterior amb les següents opcions:</text:p>
      <text:list xml:id="list2709322301239187747" text:style-name="L2">
        <text:list-item>
          <text:p text:style-name="P18">i «p» «n»<text:tab/>Insereix la nota n a la posició p segons l'exercici de <text:span text:style-name="T12">llistes</text:span>.</text:p>
        </text:list-item>
        <text:list-item>
          <text:p text:style-name="P18">e «p»<text:tab/>Elimina la nota de la posició p segons l'exercici de <text:span text:style-name="T12">llistes</text:span>.</text:p>
        </text:list-item>
        <text:list-item>
          <text:p text:style-name="P18">o<text:tab/>Ordena les notes segons l'exercici de <text:span text:style-name="T12">llistes</text:span>.</text:p>
        </text:list-item>
      </text:list>
      <text:p text:style-name="P10"/>
      <table:table table:name="Tabla1" table:style-name="Tabla1">
        <table:table-column table:style-name="Tabla1.A"/>
        <table:table-row>
          <table:table-cell table:style-name="Tabla1.A1" office:value-type="string">
            <text:p text:style-name="P15">#!/usr/bin/env python</text:p>
            <text:p text:style-name="P15"># -*- coding: utf-8 -*-</text:p>
            <text:p text:style-name="P15"/>
            <text:p text:style-name="P15">Lista = []<text:tab/> </text:p>
            <text:p text:style-name="P15"/>
            <text:p text:style-name="P15">def buscar_nota(Lista):</text:p>
            <text:p text:style-name="P15"><text:tab/>nota = int(input("Introduce la nota que quieras buscar: "))</text:p>
            <text:p text:style-name="P15"><text:tab/>cont = 0</text:p>
            <text:p text:style-name="P15"><text:tab/>for x in range(0,len(Lista)):</text:p>
            <text:p text:style-name="P15"><text:tab/><text:tab/>if Lista[x]==nota:</text:p>
            <text:p text:style-name="P15"><text:tab/><text:tab/><text:tab/>cont += 1</text:p>
            <text:p text:style-name="P15"><text:tab/><text:tab/>return x<text:tab/></text:p>
            <text:p text:style-name="P15"><text:tab/>Lista = []</text:p>
            <text:p text:style-name="P15"><text:tab/>print("Aparece ",cont,"veces")</text:p>
            <text:p text:style-name="P15"/>
            <text:p text:style-name="P15">def cambiar_nota(Lista):</text:p>
            <text:p text:style-name="P15"><text:tab/>pos = int(input("Introduce una posición: "))</text:p>
            <text:p text:style-name="P15"><text:tab/>nota = int(input("Introduce otra nota: "))</text:p>
            <text:p text:style-name="P15"><text:tab/>Lista[pos] = nota</text:p>
            <text:p text:style-name="P15"/>
            <text:p text:style-name="P15">def vaciar_notas(Lista):</text:p>
            <text:p text:style-name="P15"><text:tab/>del Lista [:]</text:p>
            <text:p text:style-name="P15"/>
            <text:p text:style-name="P15">def mostrar_notas(Lista):</text:p>
            <text:p text:style-name="P15"><text:tab/>if len(Lista) &gt; 0:</text:p>
            <text:p text:style-name="P15"><text:tab/><text:tab/>for j in range(len(Lista)):</text:p>
            <text:p text:style-name="P15"><text:tab/><text:tab/><text:tab/>if j == len(Lista)-1:</text:p>
            <text:p text:style-name="P15"><text:tab/><text:tab/><text:tab/><text:tab/>print(Lista[j])</text:p>
            <text:p text:style-name="P15"><text:tab/><text:tab/><text:tab/>else:</text:p>
            <text:p text:style-name="P15"><text:tab/><text:tab/><text:tab/><text:tab/>print(Lista[j], end=", ")</text:p>
            <text:p text:style-name="P15"><text:tab/>else:</text:p>
            <text:p text:style-name="P15"><text:tab/><text:tab/>print("No hay notas")</text:p>
            <text:p text:style-name="P15"/>
            <text:p text:style-name="P15">def afegir_nota(Lista):</text:p>
            <text:p text:style-name="P15"><text:tab/>nota = int(input("Introducir una nota: "))</text:p>
            <text:p text:style-name="P15"><text:tab/>Lista.append(nota)</text:p>
            <text:p text:style-name="P15"><text:tab/></text:p>
            <text:p text:style-name="P15"><text:soft-page-break/>def aprobar_todos(Lista):</text:p>
            <text:p text:style-name="P15"><text:tab/>for j in range(len(Lista)):</text:p>
            <text:p text:style-name="P15"><text:tab/><text:tab/>if Lista[j] &lt; 5:</text:p>
            <text:p text:style-name="P15"><text:tab/><text:tab/><text:tab/>Lista[j] = 5</text:p>
            <text:p text:style-name="P15"/>
            <text:p text:style-name="P15">def insertar_nota(Lista, pos, nota):</text:p>
            <text:p text:style-name="P15"><text:tab/>Lista[pos] = nota</text:p>
            <text:p text:style-name="P15"/>
            <text:p text:style-name="P15">def eliminar_nota(Lista, pos):</text:p>
            <text:p text:style-name="P15"><text:tab/>Lista.pop(pos)</text:p>
            <text:p text:style-name="P15"/>
            <text:p text:style-name="P15">def ordenar_notas(Lista):</text:p>
            <text:p text:style-name="P15"><text:tab/>Lista.sort()</text:p>
            <text:p text:style-name="P15"><text:tab/></text:p>
            <text:p text:style-name="P15">def ayuda():</text:p>
            <text:p text:style-name="P15"><text:tab/>print("m): Esta opción mostrará todas las notas guardadas en la array")</text:p>
            <text:p text:style-name="P15"><text:tab/>print("c): Al seleccionar esta opción podrás mover una nota de una posición a otra")</text:p>
            <text:p text:style-name="P15"><text:tab/>print("a): Sirve para añadir una nueva calificación en la array")</text:p>
            <text:p text:style-name="P15"><text:tab/>print("b): Esta opción limpia las notas de la matriz")</text:p>
            <text:p text:style-name="P15"><text:tab/>print("t): Otorgar una calificación de 5 a todos los alumnos que estén suspensos")</text:p>
            <text:p text:style-name="P15"><text:tab/>print("d): Localizar una calificación en concreto")</text:p>
            <text:p text:style-name="P15"><text:tab/>print("i): Inserta una nota a partir de la posición especificada por el usuario")</text:p>
            <text:p text:style-name="P15"><text:tab/>print("e): Elimina una nota a partir de la posición especificada por el usuario")</text:p>
            <text:p text:style-name="P15"><text:tab/>print("o): Ordena en orden ascendiente las notas guardadas en la array")</text:p>
            <text:p text:style-name="P15"><text:tab/>print("?): Muestra la ayuda de todas las opciones posibles ")</text:p>
            <text:p text:style-name="P15"><text:tab/>print("x): Cierra el programa")</text:p>
            <text:p text:style-name="P15"><text:tab/></text:p>
            <text:p text:style-name="P15">def final():</text:p>
            <text:p text:style-name="P15"><text:tab/>print()</text:p>
            <text:p text:style-name="P15"/>
            <text:p text:style-name="P15">def menu():</text:p>
            <text:p text:style-name="P15"><text:soft-page-break/><text:tab/>print("m) Mostrar notas")</text:p>
            <text:p text:style-name="P15"><text:tab/>print("c) Cambiar nota de posición")</text:p>
            <text:p text:style-name="P15"><text:tab/>print("a) Añadir una nota a la lista")</text:p>
            <text:p text:style-name="P15"><text:tab/>print("b) Vaciar las notas")</text:p>
            <text:p text:style-name="P15"><text:tab/>print("t) Aprobar a todos")</text:p>
            <text:p text:style-name="P15"><text:tab/>print("d) Buscar una nota")</text:p>
            <text:p text:style-name="P15"><text:tab/>print("i) Insertar una nota")</text:p>
            <text:p text:style-name="P15"><text:tab/>print("e) Eliminar una nota")</text:p>
            <text:p text:style-name="P15"><text:tab/>print("o) Ordenar notas")</text:p>
            <text:p text:style-name="P15"><text:tab/>print("?) Ayuda ")</text:p>
            <text:p text:style-name="P15"><text:tab/>print("x) Finalizar ejecución")</text:p>
            <text:p text:style-name="P15"/>
            <text:p text:style-name="P15">menu()</text:p>
            <text:p text:style-name="P15">opc = str(input("Que tipo de operación desea realizar: "))</text:p>
            <text:p text:style-name="P15"><text:s/></text:p>
            <text:p text:style-name="P15">while opc != "x":</text:p>
            <text:p text:style-name="P15"><text:tab/>if (opc == "m"):</text:p>
            <text:p text:style-name="P15"><text:tab/><text:tab/>mostrar_notas(Lista)</text:p>
            <text:p text:style-name="P15"><text:tab/>elif (opc == "c"):</text:p>
            <text:p text:style-name="P15"><text:tab/><text:tab/>cambiar_nota(Lista)</text:p>
            <text:p text:style-name="P15"><text:tab/>elif (opc == "a"):</text:p>
            <text:p text:style-name="P15"><text:tab/><text:tab/>afegir_nota(Lista) <text:s text:c="3"/></text:p>
            <text:p text:style-name="P15"><text:tab/>elif (opc == "b"):</text:p>
            <text:p text:style-name="P15"><text:tab/><text:tab/>vaciar_notas(Lista)</text:p>
            <text:p text:style-name="P15"><text:tab/>elif (opc == "t"):</text:p>
            <text:p text:style-name="P15"><text:tab/><text:tab/>aprobar_todos(Lista)</text:p>
            <text:p text:style-name="P15"><text:tab/>elif (opc == "d"):</text:p>
            <text:p text:style-name="P15"><text:tab/><text:tab/>buscar_nota(Lista)</text:p>
            <text:p text:style-name="P15"><text:tab/>elif (opc == "i"):</text:p>
            <text:p text:style-name="P15"><text:tab/><text:tab/>pos = int(input("Introduce una posición: "))</text:p>
            <text:p text:style-name="P15"><text:tab/><text:tab/>nota = int(input("Introduce otra nota: "))</text:p>
            <text:p text:style-name="P15"><text:tab/><text:tab/>insertar_nota(Lista, pos, nota)</text:p>
            <text:p text:style-name="P15"><text:tab/>elif (opc == "e"):</text:p>
            <text:p text:style-name="P15"><text:tab/><text:tab/>pos = int(input("Introduce la posición de la nota que quieras suprimir: "))</text:p>
            <text:p text:style-name="P15"><text:tab/><text:tab/>eliminar_nota(Lista, pos)</text:p>
            <text:p text:style-name="P15"><text:tab/>elif (opc == "o"):</text:p>
            <text:p text:style-name="P15"><text:soft-page-break/><text:tab/><text:tab/>ordenar_notas(Lista)</text:p>
            <text:p text:style-name="P15"><text:tab/>elif (opc == "?"):</text:p>
            <text:p text:style-name="P15"><text:tab/><text:tab/>ayuda()</text:p>
            <text:p text:style-name="P15"><text:tab/>elif (opc == "x"):</text:p>
            <text:p text:style-name="P15"><text:tab/><text:tab/>final()</text:p>
            <text:p text:style-name="P15"><text:tab/>opc = str(input("Que tipo de operación desea realizar: ")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</style:style>
    <style:style style:name="MP5" style:family="paragraph" style:parent-style-name="Footnote">
      <style:text-properties fo:font-size="5pt" style:font-size-asian="5pt"/>
    </style:style>
    <style:style style:name="MT1" style:family="text">
      <style:text-properties officeooo:rsid="002e939b"/>
    </style:style>
    <style:style style:name="MT2" style:family="text">
      <style:text-properties style:font-name="Arial" fo:font-size="9pt" style:font-size-asian="9pt" style:font-name-complex="Arial"/>
    </style:style>
    <style:style style:name="M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4"><draw:image xlink:href="Pictures/100000000000080000000800482B8425106B401F.jpg" xlink:type="simple" xlink:show="embed" xlink:actuate="onLoad"/></draw:frame>Programació.</text:p>
              <text:p text:style-name="MP2"><text:span text:style-name="MT1">Disseny Modular</text:span> - UF<text:span text:style-name="MT1">2</text:span>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Grau superior informàtica</text:p>
            </table:table-cell>
            <table:table-cell table:style-name="Taula12.B1" office:value-type="string">
              <text:p text:style-name="MP4"><text:span text:style-name="MT2">Pàgina </text:span><text:span text:style-name="MT3"><text:page-number text:select-page="current">5</text:page-number></text:span><text:span text:style-name="MT3"> de </text:span><text:span text:style-name="MT3"><text:page-count style:num-format="1">5</text:page-count></text:span></text:p>
            </table:table-cell>
          </table:table-row>
        </table:table>
        <text:p text:style-name="MP5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1</dc:title>
    <meta:initial-creator>Josep Vilardell</meta:initial-creator>
    <meta:creation-date>2011-09-13T17:29:00</meta:creation-date>
    <dc:date>2019-04-05T12:57:26.664299224</dc:date>
    <meta:print-date>2011-03-02T18:52:00</meta:print-date>
    <dc:language>ca-ES</dc:language>
    <meta:editing-cycles>77</meta:editing-cycles>
    <meta:editing-duration>PT14H40M35S</meta:editing-duration>
    <meta:document-statistic meta:table-count="3" meta:image-count="1" meta:object-count="0" meta:page-count="5" meta:paragraph-count="126" meta:word-count="718" meta:character-count="4723" meta:non-whitespace-character-count="4013"/>
    <meta:user-defined meta:name="Info 1"/>
    <meta:user-defined meta:name="Info 2"/>
    <meta:user-defined meta:name="Info 3"/>
    <meta:user-defined meta:name="Info 4"/>
  </office:meta>
</office:document-meta>
</file>